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Alef" svg:font-family="Alef" style:font-pitch="variable"/>
    <style:font-face style:name="Algerian" svg:font-family="Algerian" style:font-family-generic="decorative" style:font-pitch="variable"/>
    <style:font-face style:name="Cascadia Mono Light" svg:font-family="'Cascadia Mono Light'" style:font-family-generic="modern" style:font-pitch="fixed"/>
    <style:font-face style:name="Consl" svg:font-family="Consl"/>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ew Roman" svg:font-family="'New Roman'"/>
    <style:font-face style:name="OpenSymbol" svg:font-family="OpenSymbol" style:font-charset="x-symbol"/>
    <style:font-face style:name="Roboto" svg:font-family="Roboto"/>
    <style:font-face style:name="Times New Roman" svg:font-family="'Times New Roman'" style:font-family-generic="roman" style:font-pitch="variable"/>
  </office:font-face-decls>
  <office:automatic-styles>
    <style:style style:name="Tabla1" style:family="table">
      <style:table-properties style:width="20.401cm" table:align="margins"/>
    </style:style>
    <style:style style:name="Tabla1.A" style:family="table-column">
      <style:table-column-properties style:column-width="10.201cm" style:rel-column-width="32767*"/>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1.7" style:family="table-row">
      <style:table-row-properties style:min-row-height="0.603cm"/>
    </style:style>
    <style:style style:name="Tabla2" style:family="table">
      <style:table-properties style:width="20.401cm" table:align="margins"/>
    </style:style>
    <style:style style:name="Tabla2.A" style:family="table-column">
      <style:table-column-properties style:column-width="5.101cm" style:rel-column-width="16383*"/>
    </style:style>
    <style:style style:name="Tabla2.A1" style:family="table-cell">
      <style:table-cell-properties fo:padding="0.097cm" fo:border-left="0.5pt solid #000000" fo:border-right="none" fo:border-top="0.5pt solid #000000" fo:border-bottom="0.5pt solid #000000"/>
    </style:style>
    <style:style style:name="Tabla2.D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2.5" style:family="table-row">
      <style:table-row-properties style:min-row-height="0.191cm"/>
    </style:style>
    <style:style style:name="P1" style:family="paragraph" style:parent-style-name="Heading_20_1">
      <style:text-properties style:font-name="Times New Roman" fo:font-size="12pt" fo:font-weight="normal" officeooo:rsid="001b9bc7" officeooo:paragraph-rsid="001b9bc7" style:font-size-asian="12pt" style:font-weight-asian="normal" style:font-size-complex="12pt" style:font-weight-complex="normal"/>
    </style:style>
    <style:style style:name="P2" style:family="paragraph" style:parent-style-name="Text_20_body">
      <style:text-properties style:font-name="Consolas" fo:font-size="11pt" fo:font-weight="normal" officeooo:rsid="00a63e47" officeooo:paragraph-rsid="00a63e47" style:font-size-asian="11pt" style:font-weight-asian="normal" style:font-size-complex="11pt" style:font-weight-complex="normal"/>
    </style:style>
    <style:style style:name="P3" style:family="paragraph" style:parent-style-name="Standard">
      <style:text-properties style:font-name="Times New Roman" fo:font-size="12pt" fo:font-weight="bold" officeooo:rsid="001b9bc7" officeooo:paragraph-rsid="001b9bc7" style:font-size-asian="12pt" style:font-weight-asian="bold" style:font-size-complex="12pt" style:font-weight-complex="bold"/>
    </style:style>
    <style:style style:name="P4" style:family="paragraph" style:parent-style-name="Standard">
      <style:text-properties style:font-name="Times New Roman" fo:font-size="12pt" fo:font-style="normal" style:text-underline-style="none" fo:font-weight="bold" officeooo:rsid="008d0b95" officeooo:paragraph-rsid="008d0b95" style:font-size-asian="12pt" style:font-style-asian="normal" style:font-weight-asian="bold" style:font-size-complex="12pt" style:font-style-complex="normal" style:font-weight-complex="bold"/>
    </style:style>
    <style:style style:name="P5" style:family="paragraph" style:parent-style-name="Standard">
      <style:text-properties style:font-name="Times New Roman" fo:font-size="12pt" fo:font-style="normal" style:text-underline-style="none" fo:font-weight="normal" officeooo:rsid="008d0b95" officeooo:paragraph-rsid="008d0b95" style:font-size-asian="12pt" style:font-style-asian="normal" style:font-weight-asian="normal" style:font-size-complex="12pt" style:font-style-complex="normal" style:font-weight-complex="normal"/>
    </style:style>
    <style:style style:name="P6" style:family="paragraph" style:parent-style-name="Text_20_body">
      <style:text-properties style:font-name="Times New Roman" fo:font-size="12pt" fo:font-weight="normal" officeooo:paragraph-rsid="0081720e" style:font-size-asian="12pt" style:font-weight-asian="normal" style:font-size-complex="12pt" style:font-weight-complex="normal"/>
    </style:style>
    <style:style style:name="P7" style:family="paragraph" style:parent-style-name="Heading_20_2">
      <style:text-properties style:font-name="Times New Roman" fo:font-size="12pt" fo:font-weight="bold" officeooo:paragraph-rsid="0081720e" style:font-size-asian="12pt" style:font-weight-asian="bold" style:font-size-complex="12pt" style:font-weight-complex="bold"/>
    </style:style>
    <style:style style:name="P8" style:family="paragraph" style:parent-style-name="Text_20_body">
      <style:text-properties style:font-name="Times New Roman" fo:font-size="12pt" style:font-size-asian="12pt" style:font-size-complex="12pt"/>
    </style:style>
    <style:style style:name="P9" style:family="paragraph" style:parent-style-name="Heading_20_2">
      <style:text-properties style:font-name="Times New Roman" fo:font-size="12pt" style:font-size-asian="12pt" style:font-size-complex="12pt"/>
    </style:style>
    <style:style style:name="P10" style:family="paragraph" style:parent-style-name="Text_20_body">
      <style:text-properties style:font-name="Times New Roman" fo:font-size="12pt" officeooo:paragraph-rsid="008f9d81" style:font-size-asian="12pt" style:font-size-complex="12pt"/>
    </style:style>
    <style:style style:name="P11" style:family="paragraph" style:parent-style-name="Text_20_body">
      <style:text-properties style:font-name="Times New Roman" fo:font-size="12pt" fo:font-weight="bold" officeooo:paragraph-rsid="008f9d81" style:font-size-asian="12pt" style:font-weight-asian="bold" style:font-size-complex="12pt" style:font-weight-complex="bold"/>
    </style:style>
    <style:style style:name="P12" style:family="paragraph" style:parent-style-name="Text_20_body">
      <style:text-properties style:font-name="Times New Roman"/>
    </style:style>
    <style:style style:name="P13" style:family="paragraph" style:parent-style-name="Heading_20_3">
      <style:text-properties style:font-name="Consolas" fo:font-size="11pt" fo:font-weight="bold" officeooo:paragraph-rsid="0081720e" style:font-size-asian="11pt" style:font-weight-asian="bold" style:font-size-complex="11pt" style:font-weight-complex="bold"/>
    </style:style>
    <style:style style:name="P14" style:family="paragraph" style:parent-style-name="Table_20_Contents">
      <style:text-properties style:font-name="Consolas" fo:font-size="11pt" style:font-size-asian="11pt" style:font-size-complex="11pt"/>
    </style:style>
    <style:style style:name="P15" style:family="paragraph" style:parent-style-name="Text_20_body">
      <style:text-properties style:font-name="Consolas" fo:font-size="11pt" fo:font-weight="normal" officeooo:paragraph-rsid="0081720e" style:font-size-asian="11pt" style:font-weight-asian="normal" style:font-size-complex="11pt" style:font-weight-complex="normal"/>
    </style:style>
    <style:style style:name="P16" style:family="paragraph" style:parent-style-name="Heading_20_3">
      <style:text-properties style:font-name="Consolas" fo:font-size="11pt" fo:font-weight="normal" officeooo:rsid="00a63e47" officeooo:paragraph-rsid="00a63e47" style:font-size-asian="11pt" style:font-weight-asian="normal" style:font-size-complex="11pt" style:font-weight-complex="normal"/>
    </style:style>
    <style:style style:name="P17" style:family="paragraph" style:parent-style-name="Table_20_Contents">
      <style:text-properties style:font-name="Times New Roman" fo:font-size="12pt" style:font-size-asian="12pt" style:font-size-complex="12pt"/>
    </style:style>
    <style:style style:name="P18" style:family="paragraph" style:parent-style-name="Standard">
      <style:text-properties style:font-name="Consolas" fo:font-size="11pt" style:font-size-asian="11pt" style:font-size-complex="11pt"/>
    </style:style>
    <style:style style:name="P19" style:family="paragraph" style:parent-style-name="Heading_20_3">
      <style:text-properties style:font-name="Consolas" fo:font-size="11pt" fo:font-weight="normal" officeooo:paragraph-rsid="0081720e" style:font-size-asian="11pt" style:font-weight-asian="normal" style:font-size-complex="11pt" style:font-weight-complex="normal"/>
    </style:style>
    <style:style style:name="P20" style:family="paragraph" style:parent-style-name="Text_20_body" style:list-style-name="L1"/>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list-style-name="L1">
      <style:paragraph-properties fo:margin-top="0cm" fo:margin-bottom="0cm" style:contextual-spacing="false"/>
      <style:text-properties style:font-name="Consolas" fo:font-size="11pt" fo:font-weight="normal" style:font-size-asian="11pt" style:font-weight-asian="normal" style:font-size-complex="11pt" style:font-weight-complex="normal"/>
    </style:style>
    <style:style style:name="P23" style:family="paragraph" style:parent-style-name="Text_20_body" style:list-style-name="L1">
      <style:text-properties style:font-name="Consolas" fo:font-size="11pt" fo:font-weight="normal" style:font-size-asian="11pt" style:font-weight-asian="normal" style:font-size-complex="11pt" style:font-weight-complex="normal"/>
    </style:style>
    <style:style style:name="P24" style:family="paragraph" style:parent-style-name="Text_20_body">
      <style:text-properties style:font-name="Consolas" fo:font-size="11pt" fo:font-weight="normal" officeooo:rsid="00ae03cd" officeooo:paragraph-rsid="00ae03cd" style:font-size-asian="11pt" style:font-weight-asian="normal" style:font-size-complex="11pt" style:font-weight-complex="normal"/>
    </style:style>
    <style:style style:name="T1" style:family="text">
      <style:text-properties fo:font-variant="normal" fo:text-transform="none" fo:color="#212529" loext:opacity="100%" fo:letter-spacing="normal" fo:font-style="normal"/>
    </style:style>
    <style:style style:name="T2" style:family="text">
      <style:text-properties style:font-name="Times New Roman"/>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style:font-name="Consolas" fo:font-size="11pt" style:font-size-asian="11pt" style:font-size-complex="11pt"/>
    </style:style>
    <style:style style:name="T6" style:family="text">
      <style:text-properties style:font-name="Consolas" fo:font-size="11pt" fo:font-weight="normal" style:font-size-asian="11pt" style:font-weight-asian="normal" style:font-size-complex="11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yui_3_18_1_1_1730028728385_251"/><text:span text:style-name="T1">DIW02</text:span> Suzdalenko Alexey</text:h>
      <text:p text:style-name="P2">PRIMERA PARTE</text:p>
      <text:p text:style-name="P3"/>
      <text:p text:style-name="P4">Resumen de Leyes o Real Decretos relacionadas con el tema de la accesibilidad Web.</text:p>
      <text:p text:style-name="P5"/>
      <text:p text:style-name="P5">Introducción:</text:p>
      <text:p text:style-name="P5"/>
      <text:p text:style-name="P6">La accesibilidad web es esencial para garantizar que todos los ciudadanos, independientemente de sus capacidades, puedan acceder y utilizar los servicios y contenidos digitales. En España, diversas leyes y reales decretos se han promulgado para regular y promover la accesibilidad en línea, asegurando que las entidades del sector público y privado adopten medidas efectivas para facilitar el acceso a la información. </text:p>
      <text:h text:style-name="P7" text:outline-level="2">Ley 34/2002, de 11 de julio, de servicios de la sociedad de la información y del comercio electrónico (LSSI)</text:h>
      <text:p text:style-name="P8">Esta ley establece un marco legal para los servicios de la sociedad de la información. Aunque no aborda directamente la accesibilidad web, enfatiza la importancia de garantizar que todos los ciudadanos puedan acceder a los contenidos y servicios ofrecidos en línea. Se considera un primer paso hacia la inclusión digital, aunque su aplicación específica en términos de accesibilidad requiere de otros reglamentos.</text:p>
      <text:p text:style-name="P8"><text:span text:style-name="Strong_20_Emphasis"><text:span text:style-name="T2"/></text:span></text:p>
      <text:p text:style-name="P8"><text:span text:style-name="Strong_20_Emphasis">Ley 51/2003 de 2 de diciembre</text:span><text:line-break/>La Ley de Igualdad de Oportunidades, No Discriminación y Accesibilidad Universal establece que todas las administraciones públicas deben adoptar las medidas necesarias para que las personas con discapacidad puedan acceder en igualdad de condiciones a los bienes y servicios ofrecidos, incluidos los medios digitales. Esta ley es un paso fundamental hacia la inclusión, asegurando que la accesibilidad sea un principio general en la sociedad. </text:p>
      <text:p text:style-name="P8"/>
      <text:h text:style-name="P9" text:outline-level="2">Real Decreto 1112/2018, de 7 de septiembre, por el que se establecen los requisitos de accesibilidad de los contenidos en el ámbito del sector público</text:h>
      <text:p text:style-name="P10">Este real decreto es fundamental en la regulación de la accesibilidad web en España. Establece la obligación de que todos los sitios web y aplicaciones móviles de las entidades del sector público sean accesibles, cumpliendo con las Pautas de Accesibilidad al Contenido Web (WCAG) del W3C. Se enfoca en asegurar que todas las personas, incluidas aquellas con discapacidades, puedan acceder a la información y a los servicios digitales.</text:p>
      <text:p text:style-name="P11">Alcance</text:p>
      <text:p text:style-name="P8">El decreto aplica a todas las administraciones públicas, asegurando que los contenidos digitales sean accesibles. Se exige que los sitios web realicen auditorías periódicas para evaluar su nivel de conformidad y se establecen procedimientos para atender las reclamaciones sobre accesibilidad.</text:p>
      <text:p text:style-name="P8"/>
      <text:p text:style-name="P8"><text:span text:style-name="Strong_20_Emphasis">Real Decreto 366/2007 de 16 de marzo</text:span><text:line-break/>Este decreto se enfoca en la accesibilidad y la no discriminación de las personas con discapacidad en su relación con la Administración General del Estado. Establece que todas las páginas web de los organismos públicos deben cumplir con los estándares de accesibilidad, de acuerdo con las pautas del W3C. El objetivo es garantizar que las personas con discapacidad tengan acceso completo a la información pública. </text:p>
      <text:h text:style-name="P9" text:outline-level="2">Ley 9/2014, de 9 de mayo, General de Telecomunicaciones</text:h>
      <text:p text:style-name="P8">Esta ley tiene como objetivo garantizar el acceso universal a los servicios de telecomunicaciones. En relación con la accesibilidad, enfatiza que los servicios ofrecidos deben ser accesibles para todas las personas, incluidas aquellas con discapacidades, promoviendo la igualdad de oportunidades en el acceso a la información.</text:p>
      <text:h text:style-name="P9" text:outline-level="2"><text:soft-page-break/>Ley 13/2014, de 3 de octubre, de igualdad de oportunidades, no discriminación y accesibilidad universal de las personas con discapacidad</text:h>
      <text:p text:style-name="P8">Esta ley establece que todas las personas, incluidas las que tienen discapacidad, tienen derecho a acceder a los bienes y servicios en igualdad de condiciones. La ley menciona explícitamente la necesidad de garantizar que los sitios web y las aplicaciones sean accesibles, subrayando la importancia de la accesibilidad digital para asegurar la inclusión social.</text:p>
      <text:p text:style-name="P6"><text:span text:style-name="Strong_20_Emphasis"><text:span text:style-name="T2"/></text:span></text:p>
      <text:p text:style-name="P6"><text:span text:style-name="Strong_20_Emphasis">Real Decreto 1494/2007, de 12 de noviembre</text:span><text:line-break/>Aproba el Reglamento sobre las condiciones básicas para el acceso de las personas con discapacidad a la sociedad de la información. Este real decreto exige que las páginas web y las aplicaciones de dispositivos móviles del sector público sean accesibles, promoviendo el uso de tecnologías que faciliten este acceso. </text:p>
      <text:p text:style-name="P6"><text:span text:style-name="Strong_20_Emphasis"><text:span text:style-name="T2"/></text:span></text:p>
      <text:p text:style-name="P6"><text:span text:style-name="Strong_20_Emphasis">Ley 26/2011 de 1 de agosto</text:span><text:line-break/>Esta ley adapta la normativa española a la Convención Internacional sobre los Derechos de las Personas con Discapacidad. Reconoce la importancia de la accesibilidad web como un derecho humano, enfatizando que todas las personas deben poder acceder a la información y servicios en línea sin barreras.</text:p>
      <text:p text:style-name="P6"/>
      <text:p text:style-name="Text_20_body"><text:span text:style-name="Strong_20_Emphasis"><text:span text:style-name="T2">Real Decreto Legislativo 1/2013, de 29 de noviembre</text:span></text:span><text:span text:style-name="T2"><text:line-break/>Aprueba el Texto Refundido de la Ley General de derechos de las personas con discapacidad y de su inclusión social. Esta ley subraya la necesidad de eliminar las barreras en el acceso a la información digital y asegura que se adopten medidas para promover la accesibilidad.</text:span></text:p>
      <text:p text:style-name="P12"/>
      <text:p text:style-name="Text_20_body"><text:span text:style-name="Strong_20_Emphasis"><text:span text:style-name="T2">Real Decreto 1112/2018, de 7 de septiembre</text:span></text:span><text:span text:style-name="T2"><text:line-break/>Este decreto establece la obligatoriedad de que los sitios web y aplicaciones para dispositivos móviles del sector público sean accesibles, siguiendo las pautas de la WCAG (Web Content Accessibility Guidelines). Esto refuerza la importancia de la accesibilidad como un elemento esencial en el diseño y desarrollo de recursos digitales.</text:span></text:p>
      <text:p text:style-name="P6"/>
      <text:h text:style-name="P13" text:outline-level="3">Tabla de Diseño Web y Discapacidades</text:h>
      <table:table table:name="Tabla1" table:style-name="Tabla1">
        <table:table-column table:style-name="Tabla1.A" table:number-columns-repeated="2"/>
        <table:table-row>
          <table:table-cell table:style-name="Tabla1.A1" office:value-type="string">
            <text:p text:style-name="P14"><text:span text:style-name="T3">Partes a realizar en el diseño</text:span> </text:p>
          </table:table-cell>
          <table:table-cell table:style-name="Tabla1.B1" office:value-type="string">
            <text:p text:style-name="P14"><text:span text:style-name="T3">Discapacidades a tener en cuenta</text:span> </text:p>
          </table:table-cell>
        </table:table-row>
        <table:table-row>
          <table:table-cell table:style-name="Tabla1.A2" office:value-type="string">
            <text:p text:style-name="P14">Navegación (menús y enlaces) </text:p>
          </table:table-cell>
          <table:table-cell table:style-name="Tabla1.B2" office:value-type="string">
            <text:p text:style-name="P14">Visual, motriz </text:p>
          </table:table-cell>
        </table:table-row>
        <table:table-row>
          <table:table-cell table:style-name="Tabla1.A2" office:value-type="string">
            <text:p text:style-name="P14">Contenido textual (artículos, textos) </text:p>
          </table:table-cell>
          <table:table-cell table:style-name="Tabla1.B2" office:value-type="string">
            <text:p text:style-name="P14">Visual, auditiva, cognitiva </text:p>
          </table:table-cell>
        </table:table-row>
        <table:table-row>
          <table:table-cell table:style-name="Tabla1.A2" office:value-type="string">
            <text:p text:style-name="P14">Imágenes y gráficos </text:p>
          </table:table-cell>
          <table:table-cell table:style-name="Tabla1.B2" office:value-type="string">
            <text:p text:style-name="P14">Visual (necesidad de texto alternativo) </text:p>
          </table:table-cell>
        </table:table-row>
        <table:table-row>
          <table:table-cell table:style-name="Tabla1.A2" office:value-type="string">
            <text:p text:style-name="P14">Videos y multimedia </text:p>
          </table:table-cell>
          <table:table-cell table:style-name="Tabla1.B2" office:value-type="string">
            <text:p text:style-name="P14">Auditiva (subtítulos y transcripciones) </text:p>
          </table:table-cell>
        </table:table-row>
        <table:table-row>
          <table:table-cell table:style-name="Tabla1.A2" office:value-type="string">
            <text:p text:style-name="P14">Formularios </text:p>
          </table:table-cell>
          <table:table-cell table:style-name="Tabla1.B2" office:value-type="string">
            <text:p text:style-name="P14">Motriz, cognitiva </text:p>
          </table:table-cell>
        </table:table-row>
        <table:table-row table:style-name="Tabla1.7">
          <table:table-cell table:style-name="Tabla1.A2" office:value-type="string">
            <text:p text:style-name="P14">Estilo y diseño de la interfaz </text:p>
          </table:table-cell>
          <table:table-cell table:style-name="Tabla1.B2" office:value-type="string">
            <text:p text:style-name="P14">Visual (contrastes, tamaños de letra) </text:p>
          </table:table-cell>
        </table:table-row>
      </table:table>
      <text:p text:style-name="P15"/>
      <text:p text:style-name="P6"/>
      <text:p text:style-name="P6"/>
      <text:p text:style-name="P6"/>
      <text:p text:style-name="P6"/>
      <text:p text:style-name="P6"/>
      <text:p text:style-name="P6"/>
      <text:p text:style-name="P6"/>
      <text:p text:style-name="P2"><text:soft-page-break/>SEGUNDA PARTE</text:p>
      <text:h text:style-name="P16" text:outline-level="3">Relación de Pautas y Criterios de Éxito para el Nivel de Conformidad A</text:h>
      <text:p text:style-name="P2"/>
      <table:table table:name="Tabla2" table:style-name="Tabla2">
        <table:table-column table:style-name="Tabla2.A" table:number-columns-repeated="4"/>
        <table:table-row>
          <table:table-cell table:style-name="Tabla2.A1" office:value-type="string">
            <text:p text:style-name="P14"><text:span text:style-name="T4">Pauta</text:span> </text:p>
          </table:table-cell>
          <table:table-cell table:style-name="Tabla2.A1" office:value-type="string">
            <text:p text:style-name="P14"><text:span text:style-name="T4">Criterio de éxito</text:span> </text:p>
          </table:table-cell>
          <table:table-cell table:style-name="Tabla2.A1" office:value-type="string">
            <text:p text:style-name="P14"><text:span text:style-name="T4">Técnica</text:span> </text:p>
          </table:table-cell>
          <table:table-cell table:style-name="Tabla2.D1" office:value-type="string">
            <text:p text:style-name="P14"><text:span text:style-name="T4">Test</text:span> </text:p>
          </table:table-cell>
        </table:table-row>
        <table:table-row>
          <table:table-cell table:style-name="Tabla2.A2" office:value-type="string">
            <text:p text:style-name="P14">Pauta 1: Perceptible </text:p>
          </table:table-cell>
          <table:table-cell table:style-name="Tabla2.A2" office:value-type="string">
            <text:p text:style-name="P14">1.1.1 Contenido no textual </text:p>
          </table:table-cell>
          <table:table-cell table:style-name="Tabla2.A2" office:value-type="string">
            <text:p text:style-name="P14">Proporcionar texto alternativo para toda la imagen y multimedia. </text:p>
          </table:table-cell>
          <table:table-cell table:style-name="Tabla2.D2" office:value-type="string">
            <text:p text:style-name="P17"><text:span text:style-name="T5">Verificar que todas las imágenes tengan un atributo </text:span><text:span text:style-name="Source_20_Text"><text:span text:style-name="T5">alt</text:span></text:span><text:span text:style-name="T5"> descriptivo. </text:span></text:p>
          </table:table-cell>
        </table:table-row>
        <table:table-row>
          <table:table-cell table:style-name="Tabla2.A2" office:value-type="string">
            <text:p text:style-name="P14"/>
          </table:table-cell>
          <table:table-cell table:style-name="Tabla2.A2" office:value-type="string">
            <text:p text:style-name="P14">1.2.1 Audio y video pregrabados </text:p>
          </table:table-cell>
          <table:table-cell table:style-name="Tabla2.A2" office:value-type="string">
            <text:p text:style-name="P14">Proporcionar transcripciones para audio y subtítulos para video. </text:p>
          </table:table-cell>
          <table:table-cell table:style-name="Tabla2.D2" office:value-type="string">
            <text:p text:style-name="P14">Comprobar que todos los archivos multimedia tienen transcripciones o subtítulos. </text:p>
          </table:table-cell>
        </table:table-row>
        <table:table-row>
          <table:table-cell table:style-name="Tabla2.A2" office:value-type="string">
            <text:p text:style-name="P17"><text:span text:style-name="Strong_20_Emphasis"><text:span text:style-name="T6">Pauta 2: Operable</text:span></text:span><text:span text:style-name="T6"> </text:span></text:p>
          </table:table-cell>
          <table:table-cell table:style-name="Tabla2.A2" office:value-type="string">
            <text:p text:style-name="P14">2.1.1 Teclado </text:p>
          </table:table-cell>
          <table:table-cell table:style-name="Tabla2.A2" office:value-type="string">
            <text:p text:style-name="P14">Todo el contenido debe ser accesible mediante un teclado. </text:p>
          </table:table-cell>
          <table:table-cell table:style-name="Tabla2.D2" office:value-type="string">
            <text:p text:style-name="P14">Navegar por todo el sitio utilizando solo el teclado (sin ratón). </text:p>
          </table:table-cell>
        </table:table-row>
        <table:table-row table:style-name="Tabla2.5">
          <table:table-cell table:style-name="Tabla2.A2" office:value-type="string">
            <text:p text:style-name="P14"/>
          </table:table-cell>
          <table:table-cell table:style-name="Tabla2.A2" office:value-type="string">
            <text:p text:style-name="P14">2.4.1 Saltar enlaces </text:p>
          </table:table-cell>
          <table:table-cell table:style-name="Tabla2.A2" office:value-type="string">
            <text:p text:style-name="P14">Los enlaces deben permitir a los usuarios saltar contenido repetitivo. </text:p>
          </table:table-cell>
          <table:table-cell table:style-name="Tabla2.D2" office:value-type="string">
            <text:p text:style-name="P18">Comprobar que existan enlaces "Saltar a contenido" visibles.</text:p>
            <text:p text:style-name="P14"/>
          </table:table-cell>
        </table:table-row>
      </table:table>
      <text:p text:style-name="P6"/>
      <text:h text:style-name="P19" text:outline-level="3">Pasos para Verificar las Técnicas</text:h>
      <text:list text:style-name="L1">
        <text:list-header>
          <text:p text:style-name="P20"><text:span text:style-name="Strong_20_Emphasis"><text:span text:style-name="T6">Proporcionar texto alternativo (Técnica 1.1.1)</text:span></text:span><text:span text:style-name="T6">:</text:span></text:p>
          <text:list>
            <text:list-header>
              <text:p text:style-name="P21"><text:span text:style-name="T6">Revisa cada imagen en el sitio web y verifica que el atributo </text:span><text:span text:style-name="Source_20_Text"><text:span text:style-name="T6">alt</text:span></text:span><text:span text:style-name="T6"> esté presente.</text:span></text:p>
              <text:p text:style-name="P22">Asegúrate de que el texto alternativo sea descriptivo y represente adecuadamente el contenido de la imagen.</text:p>
            </text:list-header>
          </text:list>
          <text:p text:style-name="P20"><text:span text:style-name="Strong_20_Emphasis"><text:span text:style-name="T6">Proporcionar transcripciones y subtítulos (Técnica 1.2.1)</text:span></text:span><text:span text:style-name="T6">:</text:span></text:p>
          <text:list text:continue-numbering="true">
            <text:list-header>
              <text:p text:style-name="P22">Verifica la existencia de archivos de transcripción para los audios.</text:p>
              <text:p text:style-name="P22">Revisa los videos para asegurarte de que tienen subtítulos sincronizados.</text:p>
            </text:list-header>
          </text:list>
          <text:p text:style-name="P20"><text:span text:style-name="Strong_20_Emphasis"><text:span text:style-name="T6">Accesibilidad mediante teclado (Técnica 2.1.1)</text:span></text:span><text:span text:style-name="T6">:</text:span></text:p>
          <text:list text:continue-numbering="true">
            <text:list-header>
              <text:p text:style-name="P22">Navega por el sitio utilizando solo la tecla Tab para moverte entre los elementos interactivos.</text:p>
              <text:p text:style-name="P22">Asegúrate de que todos los controles (botones, enlaces, formularios) sean accesibles sin utilizar el ratón.</text:p>
            </text:list-header>
          </text:list>
          <text:p text:style-name="P20"><text:span text:style-name="Strong_20_Emphasis"><text:span text:style-name="T6">Enlaces para saltar contenido (Técnica 2.4.1)</text:span></text:span><text:span text:style-name="T6">:</text:span></text:p>
          <text:list text:continue-numbering="true">
            <text:list-header>
              <text:p text:style-name="P22">Busca enlaces que permitan a los usuarios saltar directamente a secciones del contenido principal.</text:p>
              <text:p text:style-name="P23">Asegúrate de que estos enlaces sean claramente visibles y funcionales.</text:p>
            </text:list-header>
          </text:list>
        </text:list-header>
      </text:list>
      <text:p text:style-name="P6"/>
      <text:p text:style-name="P24">La tabla creada y la guía de los pasos ayudaran a Juan y su equipo a verificar que el proyecto cumpla con requisitos de accesibilidad requerid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mily-generic="swiss" style:font-pitch="variable"/>
    <style:font-face style:name="Alef" svg:font-family="Alef" style:font-pitch="variable"/>
    <style:font-face style:name="Algerian" svg:font-family="Algerian" style:font-family-generic="decorative" style:font-pitch="variable"/>
    <style:font-face style:name="Cascadia Mono Light" svg:font-family="'Cascadia Mono Light'" style:font-family-generic="modern" style:font-pitch="fixed"/>
    <style:font-face style:name="Consl" svg:font-family="Consl"/>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ew Roman" svg:font-family="'New Roman'"/>
    <style:font-face style:name="OpenSymbol" svg:font-family="OpenSymbol" style:font-charset="x-symbol"/>
    <style:font-face style:name="Roboto" svg:font-family="Roboto"/>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3cm" fo:margin-bottom="0.3cm" fo:margin-left="0.3cm" fo:margin-right="0.3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23:27:30.637000000</meta:creation-date>
    <dc:date>2024-10-27T13:32:15.027000000</dc:date>
    <meta:editing-duration>PT14H4M24S</meta:editing-duration>
    <meta:editing-cycles>40</meta:editing-cycles>
    <meta:generator>LibreOffice/24.8.2.1$Windows_X86_64 LibreOffice_project/0f794b6e29741098670a3b95d60478a65d05ef13</meta:generator>
    <meta:print-date>2024-10-27T12:25:20.913000000</meta:print-date>
    <meta:printed-by>Archivos PDF</meta:printed-by>
    <meta:document-statistic meta:table-count="2" meta:image-count="0" meta:object-count="0" meta:page-count="3" meta:paragraph-count="70" meta:word-count="1126" meta:character-count="7441" meta:non-whitespace-character-count="6358"/>
  </office:meta>
</office:document-meta>
</file>